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10000" table:style-name="ta1">
        <table:shapes>
          <draw:frame draw:z-index="0" draw:name="async vs blocking on number of reads" draw:style-name="gr1" draw:text-style-name="P1" svg:width="6.2976in" svg:height="3.5449in" svg:x="0.3563in" svg:y="2.1445in">
            <draw:object draw:notify-on-update-of-ranges="bench10000.A1:bench10000.A1 bench10000.A2:bench10000.A11 bench10000.B1:bench10000.B1 bench10000.B2:bench10000.B11 bench10000.A1:bench10000.A1 bench10000.A2:bench10000.A11 bench10000.E1:bench10000.E1 bench10000.E2:bench10000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53in" svg:x="6.9882in" svg:y="2.1646in">
            <draw:object draw:notify-on-update-of-ranges="bench10000.A1:bench10000.A1 bench10000.A2:bench10000.A11 bench10000.H1:bench10000.H1 bench10000.H2:bench10000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61in" svg:height="3.5449in" svg:x="0.2697in" svg:y="6.0961in">
            <draw:object draw:notify-on-update-of-ranges="bench10000.A1:bench10000.A1 bench10000.A2:bench10000.A11 bench10000.I1:bench10000.I1 bench10000.I2:bench10000.I11 bench10000.A1:bench10000.A1 bench10000.A2:bench10000.A11 bench10000.J1:bench10000.J1 bench10000.J2:bench10000.J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locking (seconds)</text:p>
          </table:table-cell>
          <table:table-cell office:value-type="string" calcext:value-type="string">
            <text:p>blocking (kernel time)</text:p>
          </table:table-cell>
          <table:table-cell office:value-type="string" calcext:value-type="string">
            <text:p>blocking (user time)</text:p>
          </table:table-cell>
          <table:table-cell office:value-type="string" calcext:value-type="string">
            <text:p>async (seconds)</text:p>
          </table:table-cell>
          <table:table-cell office:value-type="string" calcext:value-type="string">
            <text:p>async (kernel time)</text:p>
          </table:table-cell>
          <table:table-cell office:value-type="string" calcext:value-type="string">
            <text:p>async (user time)</text:p>
          </table:table-cell>
          <table:table-cell office:value-type="string" calcext:value-type="string">
            <text:p>async / blocking</text:p>
          </table:table-cell>
          <table:table-cell office:value-type="string" calcext:value-type="string">
            <text:p>cpu utn (blocking)</text:p>
          </table:table-cell>
          <table:table-cell office:value-type="string" calcext:value-type="string">
            <text:p>cpu utn (async)</text:p>
          </table:table-cell>
          <table:table-cell office:value-type="string" calcext:value-type="string">
            <text:p>blocking / async cpu utilization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table:formula="of:=[.E2]/[.B2]" office:value-type="float" office:value="7.28571428571429" calcext:value-type="float">
            <text:p>7.29</text:p>
          </table:table-cell>
          <table:table-cell table:formula="of:=([.C2]+[.D2])/[.B2]" office:value-type="float" office:value="3.42857142857143" calcext:value-type="float">
            <text:p>3.43</text:p>
          </table:table-cell>
          <table:table-cell table:formula="of:=([.F2]+[.G2])/[.E2]" office:value-type="float" office:value="1.17647058823529" calcext:value-type="float">
            <text:p>1.18</text:p>
          </table:table-cell>
          <table:table-cell table:formula="of:=[.I2]/[.J2]" office:value-type="float" office:value="2.91428571428571" calcext:value-type="float">
            <text:p>2.91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office:value-type="float" office:value="1.01" calcext:value-type="float">
            <text:p>1.01</text:p>
          </table:table-cell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table:formula="of:=[.E3]/[.B3]" office:value-type="float" office:value="11.2222222222222" calcext:value-type="float">
            <text:p>11.22</text:p>
          </table:table-cell>
          <table:table-cell table:formula="of:=([.C3]+[.D3])/[.B3]" office:value-type="float" office:value="3.66666666666667" calcext:value-type="float">
            <text:p>3.67</text:p>
          </table:table-cell>
          <table:table-cell table:formula="of:=([.F3]+[.G3])/[.E3]" office:value-type="float" office:value="1.18811881188119" calcext:value-type="float">
            <text:p>1.19</text:p>
          </table:table-cell>
          <table:table-cell table:formula="of:=[.I3]/[.J3]" office:value-type="float" office:value="3.08611111111111" calcext:value-type="float">
            <text:p>3.0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04" calcext:value-type="float">
            <text:p>0.04</text:p>
          </table:table-cell>
          <table:table-cell office:value-type="float" office:value="1.51" calcext:value-type="float">
            <text:p>1.51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table:formula="of:=[.E4]/[.B4]" office:value-type="float" office:value="15.1" calcext:value-type="float">
            <text:p>15.10</text:p>
          </table:table-cell>
          <table:table-cell table:formula="of:=([.C4]+[.D4])/[.B4]" office:value-type="float" office:value="3.8" calcext:value-type="float">
            <text:p>3.80</text:p>
          </table:table-cell>
          <table:table-cell table:formula="of:=([.F4]+[.G4])/[.E4]" office:value-type="float" office:value="1.18543046357616" calcext:value-type="float">
            <text:p>1.19</text:p>
          </table:table-cell>
          <table:table-cell table:formula="of:=[.I4]/[.J4]" office:value-type="float" office:value="3.20558659217877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3" calcext:value-type="float">
            <text:p>0.13</text:p>
          </table:table-cell>
          <table:table-cell office:value-type="float" office:value="0.47" calcext:value-type="float">
            <text:p>0.47</text:p>
          </table:table-cell>
          <table:table-cell office:value-type="float" office:value="0.05" calcext:value-type="float">
            <text:p>0.05</text:p>
          </table:table-cell>
          <table:table-cell office:value-type="float" office:value="2.02" calcext:value-type="float">
            <text:p>2.02</text:p>
          </table:table-cell>
          <table:table-cell office:value-type="float" office:value="1.16" calcext:value-type="float">
            <text:p>1.16</text:p>
          </table:table-cell>
          <table:table-cell office:value-type="float" office:value="1.24" calcext:value-type="float">
            <text:p>1.24</text:p>
          </table:table-cell>
          <table:table-cell table:formula="of:=[.E5]/[.B5]" office:value-type="float" office:value="15.5384615384615" calcext:value-type="float">
            <text:p>15.54</text:p>
          </table:table-cell>
          <table:table-cell table:formula="of:=([.C5]+[.D5])/[.B5]" office:value-type="float" office:value="4" calcext:value-type="float">
            <text:p>4.00</text:p>
          </table:table-cell>
          <table:table-cell table:formula="of:=([.F5]+[.G5])/[.E5]" office:value-type="float" office:value="1.18811881188119" calcext:value-type="float">
            <text:p>1.19</text:p>
          </table:table-cell>
          <table:table-cell table:formula="of:=[.I5]/[.J5]" office:value-type="float" office:value="3.36666666666667" calcext:value-type="float">
            <text:p>3.37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6" calcext:value-type="float">
            <text:p>0.16</text:p>
          </table:table-cell>
          <table:table-cell office:value-type="float" office:value="0.51" calcext:value-type="float">
            <text:p>0.51</text:p>
          </table:table-cell>
          <table:table-cell office:value-type="float" office:value="0.12" calcext:value-type="float">
            <text:p>0.12</text:p>
          </table:table-cell>
          <table:table-cell office:value-type="float" office:value="2.48" calcext:value-type="float">
            <text:p>2.48</text:p>
          </table:table-cell>
          <table:table-cell office:value-type="float" office:value="1.21" calcext:value-type="float">
            <text:p>1.21</text:p>
          </table:table-cell>
          <table:table-cell office:value-type="float" office:value="1.74" calcext:value-type="float">
            <text:p>1.74</text:p>
          </table:table-cell>
          <table:table-cell table:formula="of:=[.E6]/[.B6]" office:value-type="float" office:value="15.5" calcext:value-type="float">
            <text:p>15.50</text:p>
          </table:table-cell>
          <table:table-cell table:formula="of:=([.C6]+[.D6])/[.B6]" office:value-type="float" office:value="3.9375" calcext:value-type="float">
            <text:p>3.94</text:p>
          </table:table-cell>
          <table:table-cell table:formula="of:=([.F6]+[.G6])/[.E6]" office:value-type="float" office:value="1.18951612903226" calcext:value-type="float">
            <text:p>1.19</text:p>
          </table:table-cell>
          <table:table-cell table:formula="of:=[.I6]/[.J6]" office:value-type="float" office:value="3.31016949152542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22" calcext:value-type="float">
            <text:p>0.22</text:p>
          </table:table-cell>
          <table:table-cell office:value-type="float" office:value="0.82" calcext:value-type="float">
            <text:p>0.82</text:p>
          </table:table-cell>
          <table:table-cell office:value-type="float" office:value="0.09" calcext:value-type="float">
            <text:p>0.09</text:p>
          </table:table-cell>
          <table:table-cell office:value-type="float" office:value="2.92" calcext:value-type="float">
            <text:p>2.92</text:p>
          </table:table-cell>
          <table:table-cell office:value-type="float" office:value="1.58" calcext:value-type="float">
            <text:p>1.58</text:p>
          </table:table-cell>
          <table:table-cell office:value-type="float" office:value="1.94" calcext:value-type="float">
            <text:p>1.94</text:p>
          </table:table-cell>
          <table:table-cell table:formula="of:=[.E7]/[.B7]" office:value-type="float" office:value="13.2727272727273" calcext:value-type="float">
            <text:p>13.27</text:p>
          </table:table-cell>
          <table:table-cell table:formula="of:=([.C7]+[.D7])/[.B7]" office:value-type="float" office:value="4.13636363636364" calcext:value-type="float">
            <text:p>4.14</text:p>
          </table:table-cell>
          <table:table-cell table:formula="of:=([.F7]+[.G7])/[.E7]" office:value-type="float" office:value="1.20547945205479" calcext:value-type="float">
            <text:p>1.21</text:p>
          </table:table-cell>
          <table:table-cell table:formula="of:=[.I7]/[.J7]" office:value-type="float" office:value="3.43130165289256" calcext:value-type="float">
            <text:p>3.43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office:value-type="float" office:value="0.11" calcext:value-type="float">
            <text:p>0.11</text:p>
          </table:table-cell>
          <table:table-cell office:value-type="float" office:value="3.48" calcext:value-type="float">
            <text:p>3.48</text:p>
          </table:table-cell>
          <table:table-cell office:value-type="float" office:value="1.85" calcext:value-type="float">
            <text:p>1.85</text:p>
          </table:table-cell>
          <table:table-cell office:value-type="float" office:value="2.3" calcext:value-type="float">
            <text:p>2.3</text:p>
          </table:table-cell>
          <table:table-cell table:formula="of:=[.E8]/[.B8]" office:value-type="float" office:value="16.5714285714286" calcext:value-type="float">
            <text:p>16.57</text:p>
          </table:table-cell>
          <table:table-cell table:formula="of:=([.C8]+[.D8])/[.B8]" office:value-type="float" office:value="4.0952380952381" calcext:value-type="float">
            <text:p>4.10</text:p>
          </table:table-cell>
          <table:table-cell table:formula="of:=([.F8]+[.G8])/[.E8]" office:value-type="float" office:value="1.19252873563218" calcext:value-type="float">
            <text:p>1.19</text:p>
          </table:table-cell>
          <table:table-cell table:formula="of:=[.I8]/[.J8]" office:value-type="float" office:value="3.43407917383821" calcext:value-type="float">
            <text:p>3.43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3" calcext:value-type="float">
            <text:p>0.23</text:p>
          </table:table-cell>
          <table:table-cell office:value-type="float" office:value="0.82" calcext:value-type="float">
            <text:p>0.82</text:p>
          </table:table-cell>
          <table:table-cell office:value-type="float" office:value="0.1" calcext:value-type="float">
            <text:p>0.1</text:p>
          </table:table-cell>
          <table:table-cell office:value-type="float" office:value="3.97" calcext:value-type="float">
            <text:p>3.97</text:p>
          </table:table-cell>
          <table:table-cell office:value-type="float" office:value="2.31" calcext:value-type="float">
            <text:p>2.31</text:p>
          </table:table-cell>
          <table:table-cell office:value-type="float" office:value="2.44" calcext:value-type="float">
            <text:p>2.44</text:p>
          </table:table-cell>
          <table:table-cell table:formula="of:=[.E9]/[.B9]" office:value-type="float" office:value="17.2608695652174" calcext:value-type="float">
            <text:p>17.26</text:p>
          </table:table-cell>
          <table:table-cell table:formula="of:=([.C9]+[.D9])/[.B9]" office:value-type="float" office:value="4" calcext:value-type="float">
            <text:p>4.00</text:p>
          </table:table-cell>
          <table:table-cell table:formula="of:=([.F9]+[.G9])/[.E9]" office:value-type="float" office:value="1.19647355163728" calcext:value-type="float">
            <text:p>1.20</text:p>
          </table:table-cell>
          <table:table-cell table:formula="of:=[.I9]/[.J9]" office:value-type="float" office:value="3.34315789473684" calcext:value-type="float">
            <text:p>3.34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25" calcext:value-type="float">
            <text:p>0.25</text:p>
          </table:table-cell>
          <table:table-cell office:value-type="float" office:value="0.87" calcext:value-type="float">
            <text:p>0.87</text:p>
          </table:table-cell>
          <table:table-cell office:value-type="float" office:value="0.14" calcext:value-type="float">
            <text:p>0.14</text:p>
          </table:table-cell>
          <table:table-cell office:value-type="float" office:value="4.53" calcext:value-type="float">
            <text:p>4.53</text:p>
          </table:table-cell>
          <table:table-cell office:value-type="float" office:value="2.65" calcext:value-type="float">
            <text:p>2.65</text:p>
          </table:table-cell>
          <table:table-cell office:value-type="float" office:value="2.76" calcext:value-type="float">
            <text:p>2.76</text:p>
          </table:table-cell>
          <table:table-cell table:formula="of:=[.E10]/[.B10]" office:value-type="float" office:value="18.12" calcext:value-type="float">
            <text:p>18.12</text:p>
          </table:table-cell>
          <table:table-cell table:formula="of:=([.C10]+[.D10])/[.B10]" office:value-type="float" office:value="4.04" calcext:value-type="float">
            <text:p>4.04</text:p>
          </table:table-cell>
          <table:table-cell table:formula="of:=([.F10]+[.G10])/[.E10]" office:value-type="float" office:value="1.19426048565121" calcext:value-type="float">
            <text:p>1.19</text:p>
          </table:table-cell>
          <table:table-cell table:formula="of:=[.I10]/[.J10]" office:value-type="float" office:value="3.38284658040665" calcext:value-type="float">
            <text:p>3.38</text:p>
          </table:table-cell>
          <table:table-cell table:number-columns-repeated="3"/>
          <table:table-cell office:value-type="string" calcext:value-type="string">
            <text:p>At 100000 we start to get weird error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8" calcext:value-type="float">
            <text:p>0.28</text:p>
          </table:table-cell>
          <table:table-cell office:value-type="float" office:value="0.98" calcext:value-type="float">
            <text:p>0.98</text:p>
          </table:table-cell>
          <table:table-cell office:value-type="float" office:value="0.16" calcext:value-type="float">
            <text:p>0.16</text:p>
          </table:table-cell>
          <table:table-cell office:value-type="float" office:value="5.01" calcext:value-type="float">
            <text:p>5.01</text:p>
          </table:table-cell>
          <table:table-cell office:value-type="float" office:value="2.87" calcext:value-type="float">
            <text:p>2.87</text:p>
          </table:table-cell>
          <table:table-cell office:value-type="float" office:value="3.13" calcext:value-type="float">
            <text:p>3.13</text:p>
          </table:table-cell>
          <table:table-cell table:formula="of:=[.E11]/[.B11]" office:value-type="float" office:value="17.8928571428571" calcext:value-type="float">
            <text:p>17.89</text:p>
          </table:table-cell>
          <table:table-cell table:formula="of:=([.C11]+[.D11])/[.B11]" office:value-type="float" office:value="4.07142857142857" calcext:value-type="float">
            <text:p>4.07</text:p>
          </table:table-cell>
          <table:table-cell table:formula="of:=([.F11]+[.G11])/[.E11]" office:value-type="float" office:value="1.19760479041916" calcext:value-type="float">
            <text:p>1.20</text:p>
          </table:table-cell>
          <table:table-cell table:formula="of:=[.I11]/[.J11]" office:value-type="float" office:value="3.39964285714286" calcext:value-type="float">
            <text:p>3.40</text:p>
          </table:table-cell>
          <table:table-cell table:number-columns-repeated="4"/>
        </table:table-row>
        <table:table-row table:style-name="ro1" table:number-rows-repeated="104856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2T16:37:00.305595341</dc:date>
    <meta:editing-duration>PT35M15S</meta:editing-duration>
    <meta:editing-cycles>5</meta:editing-cycles>
    <meta:generator>LibreOffice/6.4.3.2$Linux_X86_64 LibreOffice_project/40$Build-2</meta:generator>
    <meta:document-statistic meta:table-count="1" meta:cell-count="12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4.025cm" svg:y="0.316cm" chart:style-name="ch2">
          <text:p>async and blocking vs number of reads</text:p>
        </chart:title>
        <chart:legend chart:legend-position="end" svg:x="11.769cm" svg:y="3.954cm" style:legend-expansion="high" chart:style-name="ch3"/>
        <chart:plot-area chart:style-name="ch4" table:cell-range-address="bench10000.A1:bench10000.B11 bench10000.E1:bench10000.E11" chart:data-source-has-labels="row" svg:x="0.319cm" svg:y="1.275cm" svg:width="11.131cm" svg:height="7.55cm">
          <chartooo:coordinate-region svg:x="0.755cm" svg:y="1.474cm" svg:width="10.23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ench10000.B2:bench10000.B11" chart:label-cell-address="bench10000.B1:bench10000.B1" chart:class="chart:scatter">
            <chart:domain table:cell-range-address="bench10000.A2:bench10000.A11"/>
            <chart:data-point chart:repeated="10"/>
          </chart:series>
          <chart:series chart:style-name="ch8" chart:values-cell-range-address="bench10000.E2:bench10000.E11" chart:label-cell-address="bench10000.E1:bench10000.E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locking (seconds)</text:p>
                <draw:g>
                  <svg:desc>bench10000.B1:bench10000.B1</svg:desc>
                </draw:g>
              </table:table-cell>
              <table:table-cell office:value-type="string">
                <text:p>async (seconds)</text:p>
                <draw:g>
                  <svg:desc>bench10000.E1:bench1000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bench10000.A2:bench10000.A11</svg:desc>
                </draw:g>
              </table:table-cell>
              <table:table-cell office:value-type="float" office:value="0.07">
                <text:p>0.07</text:p>
                <draw:g>
                  <svg:desc>bench10000.B2:bench10000.B11</svg:desc>
                </draw:g>
              </table:table-cell>
              <table:table-cell office:value-type="float" office:value="0.51">
                <text:p>0.51</text:p>
                <draw:g>
                  <svg:desc>bench10000.E2:bench10000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9">
                <text:p>0.0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1">
                <text:p>0.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0.13">
                <text:p>0.1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16">
                <text:p>0.16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0.22">
                <text:p>0.22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0.21">
                <text:p>0.2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.23">
                <text:p>0.2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25">
                <text:p>0.25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28">
                <text:p>0.28</text:p>
              </table:table-cell>
              <table:table-cell office:value-type="float" office:value="5.01">
                <text:p>5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title svg:x="3.959cm" svg:y="0.316cm" chart:style-name="ch2">
          <text:p>async's disadvantage is no longer linear</text:p>
        </chart:title>
        <chart:legend chart:legend-position="end" svg:x="12.138cm" svg:y="4.204cm" style:legend-expansion="high" chart:style-name="ch3"/>
        <chart:plot-area chart:style-name="ch4" table:cell-range-address="bench10000.A1:bench10000.A11 bench10000.H1:bench10000.H11" chart:data-source-has-labels="both" svg:x="0.319cm" svg:y="1.275cm" svg:width="11.5cm" svg:height="7.551cm">
          <chartooo:coordinate-region svg:x="1.231cm" svg:y="1.474cm" svg:width="9.937cm" svg:height="6.705cm"/>
          <chart:axis chart:dimension="x" chart:name="primary-x" chart:style-name="ch5" chartooo:axis-type="auto">
            <chartooo:date-scale/>
            <chart:categories table:cell-range-address="bench10000.A2:bench10000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10000.H2:bench10000.H11" chart:label-cell-address="bench10000.H1:bench10000.H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ync / blocking</text:p>
                <draw:g>
                  <svg:desc>bench10000.H1:bench10000.H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bench10000.A2:bench10000.A11</svg:desc>
                </draw:g>
              </table:table-cell>
              <table:table-cell office:value-type="float" office:value="7.28571428571429">
                <text:p>7.28571428571429</text:p>
                <draw:g>
                  <svg:desc>bench10000.H2:bench10000.H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2222222222222">
                <text:p>11.222222222222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5.5384615384615">
                <text:p>15.538461538461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3.2727272727273">
                <text:p>13.272727272727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.5714285714286">
                <text:p>16.571428571428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.2608695652174">
                <text:p>17.260869565217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.8928571428571">
                <text:p>17.8928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title svg:x="3.23cm" svg:y="0.316cm" chart:style-name="ch2">
          <text:p>the reason seems to come from CPU utilization</text:p>
        </chart:title>
        <chart:subtitle svg:x="4.552cm" svg:y="1.275cm" chart:style-name="ch3">
          <text:p>now tokio is using slightly more % CPU</text:p>
        </chart:subtitle>
        <chart:legend chart:legend-position="end" svg:x="11.924cm" svg:y="3.954cm" style:legend-expansion="high" chart:style-name="ch4"/>
        <chart:plot-area chart:style-name="ch5" table:cell-range-address="bench10000.A1:bench10000.A11 bench10000.I1:bench10000.J11" chart:data-source-has-labels="row" svg:x="0.319cm" svg:y="2.138cm" svg:width="11.286cm" svg:height="6.687cm">
          <chartooo:coordinate-region svg:x="1.231cm" svg:y="2.337cm" svg:width="9.909cm" svg:height="5.841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10000.I2:bench10000.I11" chart:label-cell-address="bench10000.I1:bench10000.I1" chart:class="chart:scatter">
            <chart:domain table:cell-range-address="bench10000.A2:bench10000.A11"/>
            <chart:data-point chart:repeated="10"/>
          </chart:series>
          <chart:series chart:style-name="ch10" chart:values-cell-range-address="bench10000.J2:bench10000.J11" chart:label-cell-address="bench10000.J1:bench10000.J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 utn (blocking)</text:p>
                <draw:g>
                  <svg:desc>bench10000.I1:bench10000.I1</svg:desc>
                </draw:g>
              </table:table-cell>
              <table:table-cell office:value-type="string">
                <text:p>cpu utn (async)</text:p>
                <draw:g>
                  <svg:desc>bench10000.J1:bench10000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bench10000.A2:bench10000.A11</svg:desc>
                </draw:g>
              </table:table-cell>
              <table:table-cell office:value-type="float" office:value="3.42857142857143">
                <text:p>3.42857142857143</text:p>
                <draw:g>
                  <svg:desc>bench10000.I2:bench10000.I11</svg:desc>
                </draw:g>
              </table:table-cell>
              <table:table-cell office:value-type="float" office:value="1.17647058823529">
                <text:p>1.17647058823529</text:p>
                <draw:g>
                  <svg:desc>bench10000.J2:bench10000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.18811881188119">
                <text:p>1.18811881188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3.8">
                <text:p>3.8</text:p>
              </table:table-cell>
              <table:table-cell office:value-type="float" office:value="1.18543046357616">
                <text:p>1.18543046357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1.18811881188119">
                <text:p>1.18811881188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3.9375">
                <text:p>3.9375</text:p>
              </table:table-cell>
              <table:table-cell office:value-type="float" office:value="1.18951612903226">
                <text:p>1.18951612903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4.13636363636364">
                <text:p>4.13636363636364</text:p>
              </table:table-cell>
              <table:table-cell office:value-type="float" office:value="1.20547945205479">
                <text:p>1.20547945205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4.0952380952381">
                <text:p>4.0952380952381</text:p>
              </table:table-cell>
              <table:table-cell office:value-type="float" office:value="1.19252873563218">
                <text:p>1.19252873563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4">
                <text:p>4</text:p>
              </table:table-cell>
              <table:table-cell office:value-type="float" office:value="1.19647355163728">
                <text:p>1.19647355163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4.04">
                <text:p>4.04</text:p>
              </table:table-cell>
              <table:table-cell office:value-type="float" office:value="1.19426048565121">
                <text:p>1.19426048565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4.07142857142857">
                <text:p>4.07142857142857</text:p>
              </table:table-cell>
              <table:table-cell office:value-type="float" office:value="1.19760479041916">
                <text:p>1.197604790419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